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up>
                  <mi>e</mi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sup>
              </mrow>
              <mo fence="true" stretchy="false">)</mo>
            </mrow>
            <mrow>
              <mi>'</mi>
              <mo stretchy="false">=</mo>
              <mi>x</mi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sup>
                <mi>e</mi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  <mo stretchy="false">∗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'</mi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∗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'</mi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frac>
                <mn>1</mn>
                <mi>x</mi>
              </mfrac>
            </mrow>
          </mrow>
        </mtd>
      </mtr>
    </mtable>
    <annotation encoding="StarMath 5.0">(e^{ln( x )})'=x'
newline
newline
drarrow e^{ln( x )}*(ln(x))'=1
newline
newline
drarrow x*(ln(x))'=1
newline
newline
drarrow (ln(x))'=1 over 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2:02:32.994387316</meta:creation-date>
    <dc:date>2020-05-08T12:05:31.884827253</dc:date>
    <meta:editing-duration>PT2M59S</meta:editing-duration>
    <meta:editing-cycles>1</meta:editing-cycles>
    <meta:generator>LibreOffice/6.4.3.2$Linux_X86_64 LibreOffice_project/40$Build-2</meta:generator>
  </office:meta>
</office:document-meta>
</file>